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IO_MONTEIR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0 CS MARIO MONTEIRO MEL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MARIO MONTEIRO II, 0000153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3M0S" table:style-name="ce3">
            <text:p>14:53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INA DO NASCIMENTO BARCELAR</text:p>
          </table:table-cell>
          <table:table-cell office:value-type="date" office:date-value="1996-06-08T00:00:00" table:style-name="ce2">
            <text:p>08/06/1996</text:p>
          </table:table-cell>
          <table:table-cell office:value-type="string" table:style-name="ce1">
            <text:p>29 anos e 2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905.544-45</text:p>
          </table:table-cell>
          <table:table-cell office:value-type="float" office:value="700001900918700" table:style-name="ce1">
            <text:p>7,00002E+14</text:p>
          </table:table-cell>
          <table:table-cell office:value-type="string" table:style-name="ce1">
            <text:p>(81) 98784-21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 bigodão</text:p>
          </table:table-cell>
          <table:table-cell office:value-type="string" table:style-name="ce1">
            <text:p>723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3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8" table:style-name="ce1">
            <text:p>48,8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1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A PEREIRA DE LIMA</text:p>
          </table:table-cell>
          <table:table-cell office:value-type="date" office:date-value="1987-08-28T00:00:00" table:style-name="ce2">
            <text:p>28/08/1987</text:p>
          </table:table-cell>
          <table:table-cell office:value-type="string" table:style-name="ce1">
            <text:p>38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5.885.954-41</text:p>
          </table:table-cell>
          <table:table-cell office:value-type="float" office:value="707009842500030" table:style-name="ce1">
            <text:p>7,0701E+14</text:p>
          </table:table-cell>
          <table:table-cell office:value-type="string" table:style-name="ce1">
            <text:p>(81) 8344-4353</text:p>
          </table:table-cell>
          <table:table-cell office:value-type="string" table:style-name="ce1">
            <text:p>(81) 98344-4353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va descoberta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DEREZ FERREIRA DE ARRUDA LIMA</text:p>
          </table:table-cell>
          <table:table-cell office:value-type="date" office:date-value="1983-09-17T00:00:00" table:style-name="ce2">
            <text:p>17/09/1983</text:p>
          </table:table-cell>
          <table:table-cell office:value-type="string" table:style-name="ce1">
            <text:p>41 anos e 11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2.669.724-59</text:p>
          </table:table-cell>
          <table:table-cell office:value-type="float" office:value="700008170517006" table:style-name="ce1">
            <text:p>7,00008E+14</text:p>
          </table:table-cell>
          <table:table-cell office:value-type="string" table:style-name="ce1">
            <text:p>(81) 99492-2522</text:p>
          </table:table-cell>
          <table:table-cell office:value-type="string" table:style-name="ce1">
            <text:p>(81) 3268-7139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ava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6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171" table:style-name="ce1">
            <text:p>171</text:p>
          </table:table-cell>
          <table:table-cell office:value-type="date" office:date-value="2024-12-17T00:00:00" table:style-name="ce2">
            <text:p>17/12/2024</text:p>
          </table:table-cell>
          <table:table-cell office:value-type="string" table:style-name="ce1">
            <text:p>110/70</text:p>
          </table:table-cell>
          <table:table-cell office:value-type="date" office:date-value="2019-05-06T00:00:00" table:style-name="ce2">
            <text:p>06/05/2019</text:p>
          </table:table-cell>
          <table:table-cell office:value-type="string" table:style-name="ce1">
            <text:p>Habitual</text:p>
          </table:table-cell>
          <table:table-cell office:value-type="float" office:value="368" table:style-name="ce1">
            <text:p>368</text:p>
          </table:table-cell>
          <table:table-cell office:value-type="float" office:value="6" table:style-name="ce1">
            <text:p>6</text:p>
          </table:table-cell>
          <table:table-cell office:value-type="float" office:value="368" table:style-name="ce1">
            <text:p>36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ALVES MENEZES DOS SANTOS</text:p>
          </table:table-cell>
          <table:table-cell office:value-type="date" office:date-value="1990-07-10T00:00:00" table:style-name="ce2">
            <text:p>10/07/1990</text:p>
          </table:table-cell>
          <table:table-cell office:value-type="string" table:style-name="ce1">
            <text:p>35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950.794-52</text:p>
          </table:table-cell>
          <table:table-cell office:value-type="float" office:value="702907508592878" table:style-name="ce1">
            <text:p>7,02908E+14</text:p>
          </table:table-cell>
          <table:table-cell office:value-type="string" table:style-name="ce1">
            <text:p>(81) 99965-31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642A</text:p>
          </table:table-cell>
          <table:table-cell office:value-type="string" table:style-name="ce1">
            <text:p>FAMILIA 126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date" office:date-value="2024-03-25T00:00:00" table:style-name="ce2">
            <text:p>25/03/2024</text:p>
          </table:table-cell>
          <table:table-cell office:value-type="string" table:style-name="ce1">
            <text:p>110/70</text:p>
          </table:table-cell>
          <table:table-cell office:value-type="date" office:date-value="2024-03-25T00:00:00" table:style-name="ce2">
            <text:p>25/03/2024</text:p>
          </table:table-cell>
          <table:table-cell office:value-type="string" table:style-name="ce1">
            <text:p>Habitual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AUCE MARIA DOS SANTOS</text:p>
          </table:table-cell>
          <table:table-cell office:value-type="date" office:date-value="1982-10-27T00:00:00" table:style-name="ce2">
            <text:p>27/10/1982</text:p>
          </table:table-cell>
          <table:table-cell office:value-type="string" table:style-name="ce1">
            <text:p>42 anos e 10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1.857.944-38</text:p>
          </table:table-cell>
          <table:table-cell office:value-type="float" office:value="705209436760977" table:style-name="ce1">
            <text:p>7,05209E+14</text:p>
          </table:table-cell>
          <table:table-cell office:value-type="string" table:style-name="ce1">
            <text:p>(81) 98817-34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eador jose allai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FAMILIA 002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35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152" table:style-name="ce1">
            <text:p>152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110/70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Habitual</text:p>
          </table:table-cell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HANNA DANIELY COSTA DE SOUZA</text:p>
          </table:table-cell>
          <table:table-cell office:value-type="date" office:date-value="2006-02-09T00:00:00" table:style-name="ce2">
            <text:p>09/02/2006</text:p>
          </table:table-cell>
          <table:table-cell office:value-type="string" table:style-name="ce1">
            <text:p>19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8.173.174-09</text:p>
          </table:table-cell>
          <table:table-cell office:value-type="float" office:value="898003465962151" table:style-name="ce1">
            <text:p>8,98003E+14</text:p>
          </table:table-cell>
          <table:table-cell office:value-type="string" table:style-name="ce1">
            <text:p>(81) 98439-08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ajobi</text:p>
          </table:table-cell>
          <table:table-cell office:value-type="string" table:style-name="ce1">
            <text:p>201A</text:p>
          </table:table-cell>
          <table:table-cell office:value-type="string" table:style-name="ce1">
            <text:p>FAMILIA025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68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2" table:style-name="ce1">
            <text:p>85,2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30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YCE ALEXANDRE HOLANDA DA SILVA</text:p>
          </table:table-cell>
          <table:table-cell office:value-type="date" office:date-value="1997-08-08T00:00:00" table:style-name="ce2">
            <text:p>08/08/1997</text:p>
          </table:table-cell>
          <table:table-cell office:value-type="string" table:style-name="ce1">
            <text:p>28 ano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727.944-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4) 98612-04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12-04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s pedrinhas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9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.4" table:style-name="ce1">
            <text:p>108,4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CRYSTINE SILVA DE LIMA</text:p>
          </table:table-cell>
          <table:table-cell office:value-type="date" office:date-value="1993-08-04T00:00:00" table:style-name="ce2">
            <text:p>04/08/1993</text:p>
          </table:table-cell>
          <table:table-cell office:value-type="string" table:style-name="ce1">
            <text:p>32 ano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819.624-03</text:p>
          </table:table-cell>
          <table:table-cell office:value-type="float" office:value="706701532424717" table:style-name="ce1">
            <text:p>7,06702E+14</text:p>
          </table:table-cell>
          <table:table-cell office:value-type="string" table:style-name="ce1">
            <text:p>(81) 98664-50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maniqua</text:p>
          </table:table-cell>
          <table:table-cell office:value-type="string" table:style-name="ce1">
            <text:p>2525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5" table:style-name="ce1">
            <text:p>58,5</text:p>
          </table:table-cell>
          <table:table-cell office:value-type="float" office:value="158" table:style-name="ce1">
            <text:p>158</text:p>
          </table:table-cell>
          <table:table-cell office:value-type="date" office:date-value="2024-12-04T00:00:00" table:style-name="ce2">
            <text:p>04/12/2024</text:p>
          </table:table-cell>
          <table:table-cell office:value-type="string" table:style-name="ce1">
            <text:p>120/70</text:p>
          </table:table-cell>
          <table:table-cell office:value-type="date" office:date-value="2024-12-04T00:00:00" table:style-name="ce2">
            <text:p>04/12/2024</text:p>
          </table:table-cell>
          <table:table-cell office:value-type="string" table:style-name="ce1">
            <text:p>Habitual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RCIA FELIX DOS SANTOS LIMA</text:p>
          </table:table-cell>
          <table:table-cell office:value-type="date" office:date-value="1974-03-08T00:00:00" table:style-name="ce2">
            <text:p>08/03/1974</text:p>
          </table:table-cell>
          <table:table-cell office:value-type="string" table:style-name="ce1">
            <text:p>51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882.771.604-10</text:p>
          </table:table-cell>
          <table:table-cell office:value-type="float" office:value="702601785630445" table:style-name="ce1">
            <text:p>7,02602E+14</text:p>
          </table:table-cell>
          <table:table-cell office:value-type="string" table:style-name="ce1">
            <text:p>(81) 98880-85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á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4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4" table:style-name="ce1">
            <text:p>62,4</text:p>
          </table:table-cell>
          <table:table-cell office:value-type="float" office:value="160" table:style-name="ce1">
            <text:p>160</text:p>
          </table:table-cell>
          <table:table-cell office:value-type="date" office:date-value="2024-01-25T00:00:00" table:style-name="ce2">
            <text:p>25/01/2024</text:p>
          </table:table-cell>
          <table:table-cell office:value-type="string" table:style-name="ce1">
            <text:p>130/80</text:p>
          </table:table-cell>
          <table:table-cell office:value-type="date" office:date-value="2024-08-01T00:00:00" table:style-name="ce2">
            <text:p>01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3" table:style-name="ce1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N GRESSYA DE OLIVEIRA SANTOS</text:p>
          </table:table-cell>
          <table:table-cell office:value-type="date" office:date-value="1993-02-24T00:00:00" table:style-name="ce2">
            <text:p>24/02/1993</text:p>
          </table:table-cell>
          <table:table-cell office:value-type="string" table:style-name="ce1">
            <text:p>32 anos e 6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898.654-69</text:p>
          </table:table-cell>
          <table:table-cell office:value-type="float" office:value="708607569737487" table:style-name="ce1">
            <text:p>7,08608E+14</text:p>
          </table:table-cell>
          <table:table-cell office:value-type="string" table:style-name="ce1">
            <text:p>(81) 97901-33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maniqua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900000000000006" table:style-name="ce1">
            <text:p>69,9</text:p>
          </table:table-cell>
          <table:table-cell office:value-type="float" office:value="153" table:style-name="ce1">
            <text:p>153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110/70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Habitual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FERREIRA DE OLIVEIRA</text:p>
          </table:table-cell>
          <table:table-cell office:value-type="date" office:date-value="1990-12-12T00:00:00" table:style-name="ce2">
            <text:p>12/12/1990</text:p>
          </table:table-cell>
          <table:table-cell office:value-type="string" table:style-name="ce1">
            <text:p>34 anos e 8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3.862.214-37</text:p>
          </table:table-cell>
          <table:table-cell office:value-type="float" office:value="200339280660004" table:style-name="ce1">
            <text:p>2,00339E+14</text:p>
          </table:table-cell>
          <table:table-cell office:value-type="string" table:style-name="ce1">
            <text:p>(81) 98339-84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acina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0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2" table:style-name="ce1">
            <text:p>91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KELLY BANDEIRA DE MOURA</text:p>
          </table:table-cell>
          <table:table-cell office:value-type="date" office:date-value="1993-07-27T00:00:00" table:style-name="ce2">
            <text:p>27/07/1993</text:p>
          </table:table-cell>
          <table:table-cell office:value-type="string" table:style-name="ce1">
            <text:p>32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787.494-09</text:p>
          </table:table-cell>
          <table:table-cell office:value-type="float" office:value="209046540730000" table:style-name="ce1">
            <text:p>2,09047E+14</text:p>
          </table:table-cell>
          <table:table-cell office:value-type="string" table:style-name="ce1">
            <text:p>(81) 98798-1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 imbaub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6" table:style-name="ce1">
            <text:p>107,6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40/9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ENDA STEFANY FERREIRA DE ANDRADE</text:p>
          </table:table-cell>
          <table:table-cell office:value-type="date" office:date-value="1994-05-08T00:00:00" table:style-name="ce2">
            <text:p>08/05/1994</text:p>
          </table:table-cell>
          <table:table-cell office:value-type="string" table:style-name="ce1">
            <text:p>31 anos e 3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620.394-16</text:p>
          </table:table-cell>
          <table:table-cell office:value-type="float" office:value="700504349533958" table:style-name="ce1">
            <text:p>7,00504E+14</text:p>
          </table:table-cell>
          <table:table-cell office:value-type="string" table:style-name="ce1">
            <text:p>(81) 99975-1772</text:p>
          </table:table-cell>
          <table:table-cell office:value-type="string" table:style-name="ce1">
            <text:p>(81) 99975-1772</text:p>
          </table:table-cell>
          <table:table-cell office:value-type="string" table:style-name="ce1">
            <text:p>(81) 99975-177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imbaúb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6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8" table:style-name="ce1">
            <text:p>89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10/8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MYLLE VITORIA DO NASCIMENTO DA CONCEICAO</text:p>
          </table:table-cell>
          <table:table-cell office:value-type="date" office:date-value="1995-12-23T00:00:00" table:style-name="ce2">
            <text:p>23/12/1995</text:p>
          </table:table-cell>
          <table:table-cell office:value-type="string" table:style-name="ce1">
            <text:p>29 anos e 8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813.714-95</text:p>
          </table:table-cell>
          <table:table-cell office:value-type="float" office:value="709206282371933" table:style-name="ce1">
            <text:p>7,09206E+14</text:p>
          </table:table-cell>
          <table:table-cell office:value-type="string" table:style-name="ce1">
            <text:p>(81) 98728-1052</text:p>
          </table:table-cell>
          <table:table-cell office:value-type="string" table:style-name="ce1">
            <text:p>(81) 99179-7448</text:p>
          </table:table-cell>
          <table:table-cell office:value-type="string" table:style-name="ce1">
            <text:p>(81) 99179-744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mbaúba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7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10/7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Alto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ZANDRA GOMES LEANDRO</text:p>
          </table:table-cell>
          <table:table-cell office:value-type="date" office:date-value="1998-05-06T00:00:00" table:style-name="ce2">
            <text:p>06/05/1998</text:p>
          </table:table-cell>
          <table:table-cell office:value-type="string" table:style-name="ce1">
            <text:p>27 anos e 3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771.514-77</text:p>
          </table:table-cell>
          <table:table-cell office:value-type="float" office:value="702603799494745" table:style-name="ce1">
            <text:p>7,02604E+14</text:p>
          </table:table-cell>
          <table:table-cell office:value-type="string" table:style-name="ce1">
            <text:p>(81) 97325-07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ripá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4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0/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2:22Z</meta:creation-date>
    <dc:date>2025-09-16T19:52:22Z</dc:date>
  </office:meta>
</office:document-meta>
</file>